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993366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ffd320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9.498cm" svg:x="0cm" svg:y="0cm">
          <draw:image xlink:href="../usa-map.jpg" xlink:type="simple" xlink:show="embed" xlink:actuate="onLoad">
            <text:p/>
          </draw:image>
        </draw:frame>
        <draw:custom-shape draw:style-name="gr2" draw:text-style-name="P1" draw:layer="layout" svg:width="0.335cm" svg:height="0.313cm" svg:x="12.399cm" svg:y="2.3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11.321cm" svg:y="2.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11.061cm" svg:y="4.71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9.698cm" svg:y="2.8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9.801cm" svg:y="2.7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9.825cm" svg:y="3.72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4.457cm" svg:y="5.1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1.415cm" svg:y="1.45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8.861cm" svg:y="3.1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3.47cm" svg:y="5.7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11.755cm" svg:y="3.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8.692cm" svg:y="2.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8.358cm" svg:y="2.4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11.855cm" svg:y="2.3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11.472cm" svg:y="3.5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7.172cm" svg:y="6.63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6.815cm" svg:y="2.5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7.513cm" svg:y="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1.723cm" svg:y="5.3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11.393cm" svg:y="3.8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4.894cm" svg:y="3.8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335cm" svg:height="0.313cm" svg:x="4.973cm" svg:y="3.88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503cm" svg:height="0.456cm" svg:x="4.562cm" svg:y="4.12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be Hart</meta:initial-creator>
    <meta:creation-date>2012-03-17T15:29:47.22</meta:creation-date>
    <dc:date>2012-03-17T16:05:22.18</dc:date>
    <dc:creator>Gabe Hart</dc:creator>
    <meta:editing-duration>PT00H20M23S</meta:editing-duration>
    <meta:editing-cycles>4</meta:editing-cycles>
    <meta:generator>OpenOffice.org/3.1$Win32 OpenOffice.org_project/310m19$Build-9420</meta:generator>
    <meta:document-statistic meta:object-count="24"/>
  </office:meta>
</office:document-meta>
</file>